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3.75cm" fo:min-width="3.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942cm" fo:min-width="3.108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3.75cm" fo:min-width="3.5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15cm" fo:min-width="2.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2.014cm" fo:min-width="3.178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95cm" fo:min-width="0.7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67cm" fo:min-width="0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3" draw:id="id3" draw:layer="layout" svg:width="4cm" svg:height="4cm" svg:x="8.4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1cm" svg:height="3.1cm" svg:x="1.1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4.08cm" svg:height="4cm" svg:x="1.02cm" svg:y="6.1cm">
          <text:p text:style-name="P2">Call Center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4.08cm" svg:height="4cm" svg:x="1cm" svg:y="10.8cm">
          <text:p text:style-name="P2">Kitchen</text:p>
          <draw:enhanced-geometry svg:viewBox="0 0 21600 21600" draw:type="rectangle" draw:enhanced-path="M 0 0 L 21600 0 21600 21600 0 21600 0 0 Z N"/>
        </draw:custom-shape>
        <draw:custom-shape draw:style-name="gr3" draw:text-style-name="P1" xml:id="id12" draw:id="id12" draw:layer="layout" svg:width="4.08cm" svg:height="4cm" svg:x="1cm" svg:y="16cm">
          <text:p text:style-name="P2">Delivery</text:p>
          <draw:enhanced-geometry svg:viewBox="0 0 21600 21600" draw:type="rectangle" draw:enhanced-path="M 0 0 L 21600 0 21600 21600 0 21600 0 0 Z N"/>
        </draw:custom-shape>
        <draw:frame draw:style-name="gr4" draw:text-style-name="P3" xml:id="id2" draw:id="id2" draw:layer="layout" svg:width="3.808cm" svg:height="0.962cm" svg:x="8.5cm" svg:y="2.6cm">
          <draw:text-box>
            <text:p>Concuzzapi</text:p>
          </draw:text-box>
        </draw:frame>
        <draw:frame draw:style-name="gr4" draw:text-style-name="P3" draw:layer="layout" svg:width="2.411cm" svg:height="0.962cm" svg:x="2.489cm" svg:y="2.238cm">
          <draw:text-box>
            <text:p>STDIN</text:p>
          </draw:text-box>
        </draw:frame>
        <draw:connector draw:style-name="gr5" draw:text-style-name="P1" draw:layer="layout" svg:x1="6.2cm" svg:y1="2.75cm" svg:x2="8.5cm" svg:y2="3.081cm" draw:start-shape="id1" draw:start-glue-point="10" draw:end-shape="id2" draw:end-glue-point="3" svg:d="M6200 2750h1151v331h1149" svg:viewBox="0 0 2301 332">
          <text:p/>
        </draw:connector>
        <draw:connector draw:style-name="gr6" draw:text-style-name="P1" draw:layer="layout" svg:x1="10.4cm" svg:y1="5cm" svg:x2="3.06cm" svg:y2="6.1cm" draw:start-shape="id3" draw:start-glue-point="2" draw:end-shape="id4" draw:end-glue-point="0" svg:d="M10400 5000v550h-7340v550" svg:viewBox="0 0 7341 1101">
          <text:p/>
        </draw:connector>
        <draw:frame draw:style-name="gr4" draw:text-style-name="P3" draw:layer="layout" svg:width="1.95cm" svg:height="0.962cm" svg:x="6.4cm" svg:y="5.738cm">
          <draw:text-box>
            <text:p>PIPE</text:p>
          </draw:text-box>
        </draw:frame>
        <draw:custom-shape draw:style-name="gr3" draw:text-style-name="P1" xml:id="id15" draw:id="id15" draw:layer="layout" svg:width="4.08cm" svg:height="4cm" svg:x="24.6cm" svg:y="16cm">
          <text:p text:style-name="P2">Supervisor</text:p>
          <draw:enhanced-geometry svg:viewBox="0 0 21600 21600" draw:type="rectangle" draw:enhanced-path="M 0 0 L 21600 0 21600 21600 0 21600 0 0 Z N"/>
        </draw:custom-shape>
        <draw:custom-shape draw:style-name="gr7" draw:text-style-name="P4" xml:id="id5" draw:id="id5" draw:layer="layout" svg:width="2.7cm" svg:height="2.4cm" svg:x="10.4cm" svg:y="7.4cm">
          <text:p text:style-name="P2"><text:span text:style-name="T1">Recepcionis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6" draw:id="id6" draw:layer="layout" svg:width="2.7cm" svg:height="2.4cm" svg:x="13.3cm" svg:y="7.4cm">
          <text:p text:style-name="P2"><text:span text:style-name="T1">Recepcionis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7" draw:id="id7" draw:layer="layout" svg:width="2.7cm" svg:height="2.4cm" svg:x="16.3cm" svg:y="7.4cm">
          <text:p text:style-name="P2"><text:span text:style-name="T1">Recepcionist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954cm" svg:height="0.962cm" svg:x="13.746cm" svg:y="10.138cm">
          <draw:text-box>
            <text:p>FIFO</text:p>
          </draw:text-box>
        </draw:frame>
        <draw:custom-shape draw:style-name="gr7" draw:text-style-name="P4" xml:id="id11" draw:id="id11" draw:layer="layout" svg:width="2.7cm" svg:height="2.4cm" svg:x="12cm" svg:y="12cm">
          <text:p text:style-name="P2"><text:span text:style-name="T1">Oven Cook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13" draw:id="id13" draw:layer="layout" svg:width="5.2cm" svg:height="3.2cm" svg:x="17.3cm" svg:y="11.6cm">
          <text:p text:style-name="P2">Ove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4" draw:id="id14" draw:layer="layout" svg:width="5.2cm" svg:height="3.2cm" svg:x="17.3cm" svg:y="15.3cm">
          <text:p text:style-name="P2">Cash<text:line-break/>Regis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5.1cm" svg:y1="8.1cm" svg:x2="11.75cm" svg:y2="7.4cm" draw:start-shape="id4" draw:start-glue-point="1" draw:end-shape="id5" draw:end-glue-point="0" svg:d="M5100 8100h2650v-1201h4000v501" svg:viewBox="0 0 6651 1202">
          <text:p/>
        </draw:connector>
        <draw:connector draw:style-name="gr5" draw:text-style-name="P1" draw:layer="layout" draw:line-skew="-1.5cm" svg:x1="5.1cm" svg:y1="8.1cm" svg:x2="14.65cm" svg:y2="7.4cm" draw:start-shape="id4" draw:start-glue-point="1" draw:end-shape="id6" draw:end-glue-point="0" svg:d="M5100 8100h2600v-1201h6950v501" svg:viewBox="0 0 9551 1202">
          <text:p/>
        </draw:connector>
        <draw:connector draw:style-name="gr5" draw:text-style-name="P1" draw:layer="layout" draw:line-skew="-3cm" svg:x1="5.1cm" svg:y1="8.1cm" svg:x2="17.65cm" svg:y2="7.4cm" draw:start-shape="id4" draw:start-glue-point="1" draw:end-shape="id7" draw:end-glue-point="0" svg:d="M5100 8100h2600v-1201h9950v501" svg:viewBox="0 0 12551 1202">
          <text:p/>
        </draw:connector>
        <draw:connector draw:style-name="gr6" draw:text-style-name="P1" draw:layer="layout" draw:line-skew="0cm 3.06cm" svg:x1="11.75cm" svg:y1="9.8cm" svg:x2="3.04cm" svg:y2="10.8cm" draw:start-shape="id5" draw:start-glue-point="2" draw:end-shape="id8" draw:end-glue-point="0" svg:d="M11750 9800v501h-950v-2h-7760v501" svg:viewBox="0 0 8711 1001">
          <text:p/>
        </draw:connector>
        <draw:connector draw:style-name="gr6" draw:text-style-name="P1" draw:layer="layout" svg:x1="14.65cm" svg:y1="9.8cm" svg:x2="3.04cm" svg:y2="10.8cm" draw:start-shape="id6" draw:start-glue-point="2" draw:end-shape="id8" draw:end-glue-point="0" svg:d="M14650 9800v501h-5460v-2h-6150v501" svg:viewBox="0 0 11611 1001">
          <text:p/>
        </draw:connector>
        <draw:connector draw:style-name="gr6" draw:text-style-name="P1" draw:layer="layout" svg:x1="17.65cm" svg:y1="9.8cm" svg:x2="3.04cm" svg:y2="10.8cm" draw:start-shape="id7" draw:start-glue-point="2" draw:end-shape="id8" draw:end-glue-point="0" svg:d="M17650 9800v501h-6960v-2h-7650v501" svg:viewBox="0 0 14611 1001">
          <text:p/>
        </draw:connector>
        <draw:custom-shape draw:style-name="gr7" draw:text-style-name="P4" xml:id="id9" draw:id="id9" draw:layer="layout" svg:width="2.7cm" svg:height="2.4cm" svg:x="7.6cm" svg:y="10.5cm">
          <text:p text:style-name="P2"><text:span text:style-name="T1">Chef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0" draw:id="id10" draw:layer="layout" svg:width="2.7cm" svg:height="2.4cm" svg:x="7.6cm" svg:y="13cm">
          <text:p text:style-name="P2"><text:span text:style-name="T1">Chef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08cm" svg:y1="12.8cm" svg:x2="7.6cm" svg:y2="11.7cm" draw:start-shape="id8" draw:start-glue-point="1" draw:end-shape="id9" draw:end-glue-point="3" svg:d="M5080 12800h1260v-1100h1260" svg:viewBox="0 0 2521 1101">
          <text:p/>
        </draw:connector>
        <draw:connector draw:style-name="gr5" draw:text-style-name="P1" draw:layer="layout" svg:x1="5.08cm" svg:y1="12.8cm" svg:x2="7.6cm" svg:y2="14.2cm" draw:start-shape="id8" draw:start-glue-point="1" draw:end-shape="id10" draw:end-glue-point="3" svg:d="M5080 12800h1260v1400h1260" svg:viewBox="0 0 2521 1401">
          <text:p/>
        </draw:connector>
        <draw:connector draw:style-name="gr5" draw:text-style-name="P1" draw:layer="layout" svg:x1="10.3cm" svg:y1="11.7cm" svg:x2="12cm" svg:y2="13.2cm" draw:start-shape="id9" draw:start-glue-point="1" draw:end-shape="id11" draw:end-glue-point="3" svg:d="M10300 11700h850v1500h850" svg:viewBox="0 0 1701 1501">
          <text:p/>
        </draw:connector>
        <draw:connector draw:style-name="gr10" draw:text-style-name="P1" draw:layer="layout" draw:line-skew="4.51cm" svg:x1="5.08cm" svg:y1="18cm" svg:x2="17.3cm" svg:y2="13.2cm" draw:start-shape="id12" draw:start-glue-point="1" draw:end-shape="id13" draw:end-glue-point="6" svg:d="M5080 18000h10620v-4800h1600" svg:viewBox="0 0 12221 4801">
          <text:p/>
        </draw:connector>
        <draw:connector draw:style-name="gr10" draw:text-style-name="P1" draw:layer="layout" draw:line-skew="0.401cm" svg:x1="13.35cm" svg:y1="12cm" svg:x2="18.061cm" svg:y2="12.068cm" draw:start-shape="id11" draw:start-glue-point="0" draw:end-shape="id13" draw:end-glue-point="5" svg:d="M13350 12000v-500h4711v568" svg:viewBox="0 0 4712 569">
          <text:p/>
        </draw:connector>
        <draw:connector draw:style-name="gr10" draw:text-style-name="P1" draw:layer="layout" draw:line-skew="0cm 5.11cm" svg:x1="3.04cm" svg:y1="20cm" svg:x2="17.3cm" svg:y2="16.9cm" draw:start-shape="id12" draw:start-glue-point="2" draw:end-shape="id14" draw:end-glue-point="6" svg:d="M3040 20000v501h13260v-3601h1000" svg:viewBox="0 0 14261 3602">
          <text:p/>
        </draw:connector>
        <draw:connector draw:style-name="gr10" draw:text-style-name="P1" draw:layer="layout" svg:x1="24.6cm" svg:y1="18cm" svg:x2="22.5cm" svg:y2="16.9cm" draw:start-shape="id15" draw:start-glue-point="3" draw:end-shape="id14" draw:end-glue-point="10" svg:d="M24600 18000h-1049v-1100h-1051" svg:viewBox="0 0 2101 1101">
          <text:p/>
        </draw:connector>
        <draw:frame draw:style-name="gr8" draw:text-style-name="P3" draw:layer="layout" svg:width="1.954cm" svg:height="0.962cm" svg:x="10.846cm" svg:y="15.438cm">
          <draw:text-box>
            <text:p>FIFO</text:p>
          </draw:text-box>
        </draw:frame>
        <draw:connector draw:style-name="gr6" draw:text-style-name="P1" draw:layer="layout" draw:line-skew="0.3cm" svg:x1="13.35cm" svg:y1="14.4cm" svg:x2="3.04cm" svg:y2="16cm" draw:start-shape="id11" draw:end-shape="id12" draw:end-glue-point="0" svg:d="M13350 14400v1100h-10310v500" svg:viewBox="0 0 10311 1601">
          <text:p/>
        </draw:connector>
        <draw:connector draw:style-name="gr6" draw:text-style-name="P1" draw:layer="layout" svg:x1="21.1cm" svg:y1="1.8cm" svg:x2="21.852cm" svg:y2="3.555cm" svg:d="M21100 1800v878h752v877" svg:viewBox="0 0 753 1756">
          <text:p/>
        </draw:connector>
        <draw:connector draw:style-name="gr5" draw:text-style-name="P1" draw:layer="layout" svg:x1="20.973cm" svg:y1="3.734cm" svg:x2="21.752cm" svg:y2="5.405cm" svg:d="M20973 3734v836h779v835" svg:viewBox="0 0 780 1672">
          <text:p/>
        </draw:connector>
        <draw:connector draw:style-name="gr10" draw:text-style-name="P1" draw:layer="layout" svg:x1="21.076cm" svg:y1="5.741cm" svg:x2="21.8cm" svg:y2="7.3cm" svg:d="M21076 5741v780h724v779" svg:viewBox="0 0 725 1560">
          <text:p/>
        </draw:connector>
        <draw:frame draw:style-name="gr11" draw:text-style-name="P5" draw:layer="layout" svg:width="2.63cm" svg:height="0.607cm" svg:x="22cm" svg:y="2.1cm">
          <draw:text-box>
            <text:p><text:span text:style-name="T2">Comunicacion</text:span></text:p>
          </draw:text-box>
        </draw:frame>
        <draw:frame draw:style-name="gr11" draw:text-style-name="P5" draw:layer="layout" svg:width="2.63cm" svg:height="0.607cm" svg:x="22.07cm" svg:y="4.2cm">
          <draw:text-box>
            <text:p><text:span text:style-name="T2">Proceso hijo</text:span></text:p>
          </draw:text-box>
        </draw:frame>
        <draw:frame draw:style-name="gr12" draw:text-style-name="P5" draw:layer="layout" svg:width="3.23cm" svg:height="0.963cm" svg:x="22.07cm" svg:y="6cm">
          <draw:text-box>
            <text:p><text:span text:style-name="T2">Lectura escritura</text:span></text:p>
          </draw:text-box>
        </draw:frame>
        <draw:custom-shape draw:style-name="gr13" draw:text-style-name="P1" draw:layer="layout" svg:width="1.2cm" svg:height="1.2cm" svg:x="20.9cm" svg:y="7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cm" svg:height="1.3cm" svg:x="21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2.63cm" svg:height="0.607cm" svg:x="22.37cm" svg:y="8.293cm">
          <draw:text-box>
            <text:p><text:span text:style-name="T2">Proceso</text:span></text:p>
          </draw:text-box>
        </draw:frame>
        <draw:frame draw:style-name="gr12" draw:text-style-name="P5" draw:layer="layout" svg:width="3.5cm" svg:height="0.963cm" svg:x="22.5cm" svg:y="9.993cm">
          <draw:text-box>
            <text:p><text:span text:style-name="T2">Memoria compartid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ige </meta:initial-creator>
    <meta:creation-date>2015-05-21T15:40:24.196238588</meta:creation-date>
    <dc:date>2015-05-21T16:20:26.035627286</dc:date>
    <dc:creator>Hige </dc:creator>
    <meta:editing-duration>PT9M30S</meta:editing-duration>
    <meta:editing-cycles>1</meta:editing-cycles>
    <meta:document-statistic meta:object-count="45"/>
    <meta:generator>LibreOffice/4.4.3.2$Linux_X86_64 LibreOffice_project/40m0$Build-2</meta:generator>
  </office:meta>
</office:document-meta>
</file>